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3300" officeooo:rsid="00222868" officeooo:paragraph-rsid="00071610"/>
    </style:style>
    <style:style style:name="P2" style:family="paragraph" style:parent-style-name="Standard">
      <style:text-properties fo:color="#ff3300" officeooo:rsid="001f2cde" officeooo:paragraph-rsid="00071610"/>
    </style:style>
    <style:style style:name="P3" style:family="paragraph" style:parent-style-name="Standard">
      <style:text-properties fo:color="#ff3300" officeooo:rsid="0014a745" officeooo:paragraph-rsid="00071610"/>
    </style:style>
    <style:style style:name="P4" style:family="paragraph" style:parent-style-name="Standard">
      <style:text-properties fo:color="#009933" officeooo:rsid="00071610" officeooo:paragraph-rsid="00071610"/>
    </style:style>
    <style:style style:name="P5" style:family="paragraph" style:parent-style-name="Standard">
      <style:text-properties fo:color="#009933" officeooo:rsid="001f2cde" officeooo:paragraph-rsid="00071610"/>
    </style:style>
    <style:style style:name="P6" style:family="paragraph" style:parent-style-name="Standard">
      <style:text-properties fo:color="#000000" officeooo:rsid="00071610" officeooo:paragraph-rsid="00071610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ff3333" fo:font-weight="bold" officeooo:rsid="0007161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161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ile Raspberry pi 3 for 32 bit with external cross compilers</text:p>
      <text:p text:style-name="P5"><text:span text:style-name="T3">armv8-rpi3-linux-gnueabihf <text:s text:c="2"/></text:span><text:span text:style-name="T4">using cross ng tool </text:span></text:p>
      <text:p text:style-name="P4">With QT5 </text:p>
      <text:p text:style-name="P1"/>
      <text:p text:style-name="P1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5:34:41.346026724</meta:creation-date>
    <dc:date>2017-06-10T05:37:06.942923532</dc:date>
    <meta:editing-duration>PT1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8" meta:character-count="121" meta:non-whitespace-character-count="102"/>
  </office:meta>
</office:document-meta>
</file>